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Preformatted_20_Text">
      <loext:graphic-properties draw:fill="solid" draw:fill-color="#242620" draw:opacity="100%"/>
      <style:paragraph-properties fo:margin-left="0in" fo:margin-right="0in" fo:margin-top="0in" fo:margin-bottom="0in" style:contextual-spacing="false" fo:orphans="2" fo:widows="2" fo:text-indent="0in" style:auto-text-indent="false" fo:background-color="#242620" fo:padding="0in" fo:border="none"/>
    </style:style>
    <style:style style:name="P2" style:family="paragraph" style:parent-style-name="Quotations">
      <style:paragraph-properties fo:margin-left="0.3937in" fo:margin-right="0.3937in" fo:margin-top="0in" fo:margin-bottom="0in" style:contextual-spacing="false" fo:line-height="150%" fo:orphans="2" fo:widows="2" fo:text-indent="0in" style:auto-text-indent="false" fo:padding-left="0.25in" fo:padding-right="0in" fo:padding-top="0in" fo:padding-bottom="0in" fo:border-left="3pt solid #98ca3f" fo:border-right="none" fo:border-top="none" fo:border-bottom="none"/>
      <style:text-properties fo:color="#000000" loext:opacity="100%" style:font-name="Arial" fo:font-size="10.5pt" fo:letter-spacing="normal" fo:font-style="italic" fo:font-weight="normal"/>
    </style:style>
    <style:style style:name="P3" style:family="paragraph" style:parent-style-name="Standard">
      <style:text-properties fo:color="#000000" loext:opacity="100%"/>
    </style:style>
    <style:style style:name="P4" style:family="paragraph" style:parent-style-name="Text_20_body">
      <style:text-properties fo:color="#000000" loext:opacity="100%"/>
    </style:style>
    <style:style style:name="P5" style:family="paragraph" style:parent-style-name="Text_20_body">
      <style:paragraph-properties fo:margin-left="0in" fo:margin-right="0in" fo:margin-top="0in" fo:margin-bottom="0in" style:contextual-spacing="false" fo:line-height="170%" fo:orphans="2" fo:widows="2" fo:text-indent="0in" style:auto-text-indent="false"/>
      <style:text-properties fo:font-variant="normal" fo:text-transform="none" fo:color="#000000" loext:opacity="100%" style:font-name="Roboto" fo:letter-spacing="normal" fo:font-style="normal" fo:font-weight="normal"/>
    </style:style>
    <style:style style:name="P6" style:family="paragraph" style:parent-style-name="Heading_20_3">
      <style:text-properties fo:font-variant="normal" fo:text-transform="none" fo:color="#000000" loext:opacity="100%" style:font-name="Roboto" fo:letter-spacing="normal" fo:font-style="normal" fo:font-weight="normal"/>
    </style:style>
    <style:style style:name="P7" style:family="paragraph" style:parent-style-name="Text_20_body">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Roboto" fo:font-size="10.5pt" fo:letter-spacing="normal" fo:font-style="normal" fo:font-weight="normal"/>
    </style:style>
    <style:style style:name="P8" style:family="paragraph" style:parent-style-name="Text_20_body">
      <style:paragraph-properties fo:margin-left="0in" fo:margin-right="0in" fo:margin-top="0in" fo:margin-bottom="0in" style:contextual-spacing="false" fo:line-height="170%" fo:orphans="2" fo:widows="2" fo:text-indent="0in" style:auto-text-indent="false" fo:padding="0in" fo:border="none"/>
      <style:text-properties fo:font-variant="normal" fo:text-transform="none" fo:color="#000000" loext:opacity="100%" style:font-name="Roboto"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fo:line-height="170%" fo:orphans="2" fo:widows="2" fo:text-indent="0in" style:auto-text-indent="false"/>
    </style:style>
    <style:style style:name="P10" style:family="paragraph" style:parent-style-name="Text_20_body">
      <style:paragraph-properties fo:margin-left="0in" fo:margin-right="0in" fo:margin-top="0in" fo:margin-bottom="0in" style:contextual-spacing="false" fo:line-height="150%" fo:orphans="2" fo:widows="2" fo:text-indent="0in" style:auto-text-indent="false"/>
    </style:style>
    <style:style style:name="P11" style:family="paragraph" style:parent-style-name="Text_20_body" style:list-style-name="L1">
      <style:paragraph-properties fo:margin-left="0in" fo:margin-right="0in" fo:margin-top="0in" fo:margin-bottom="0in" style:contextual-spacing="false" fo:line-height="170%" fo:orphans="2" fo:widows="2" fo:text-indent="0in" style:auto-text-indent="false" fo:padding="0in" fo:border="none"/>
    </style:style>
    <style:style style:name="T1" style:family="text">
      <style:text-properties fo:font-variant="normal" fo:text-transform="none" style:font-name="Roboto" fo:letter-spacing="normal" fo:font-style="normal" fo:font-weight="bold"/>
    </style:style>
    <style:style style:name="T2" style:family="text">
      <style:text-properties fo:font-variant="normal" fo:text-transform="none" style:font-name="Roboto" fo:letter-spacing="normal" fo:font-style="normal" fo:font-weight="normal"/>
    </style:style>
    <style:style style:name="T3" style:family="text">
      <style:text-properties fo:font-variant="normal" fo:text-transform="none" style:font-name="Roboto" fo:font-size="11.25pt" fo:letter-spacing="normal" fo:font-style="normal" fo:font-weight="normal"/>
    </style:style>
    <style:style style:name="T4" style:family="text">
      <style:text-properties fo:font-variant="normal" fo:text-transform="none" fo:color="#000000" loext:opacity="100%" style:font-name="Roboto" fo:font-size="12pt" fo:letter-spacing="normal" fo:font-style="normal" fo:font-weight="bold"/>
    </style:style>
    <style:style style:name="T5" style:family="text">
      <style:text-properties fo:font-variant="normal" fo:text-transform="none" fo:color="#000000" loext:opacity="100%" style:font-name="Roboto" fo:font-size="12pt" fo:letter-spacing="normal" fo:font-style="normal" fo:font-weight="normal"/>
    </style:style>
    <style:style style:name="T6" style:family="text">
      <style:text-properties fo:font-variant="normal" fo:text-transform="none" fo:color="#000000" loext:opacity="100%" style:font-name="Roboto" fo:letter-spacing="normal" fo:font-style="normal" fo:font-weight="bold"/>
    </style:style>
    <style:style style:name="T7" style:family="text">
      <style:text-properties fo:font-variant="normal" fo:text-transform="none" fo:color="#000000" loext:opacity="100%" style:font-name="Roboto" fo:letter-spacing="normal" fo:font-style="normal" fo:font-weight="normal"/>
    </style:style>
    <style:style style:name="T8" style:family="text">
      <style:text-properties fo:font-variant="normal" fo:text-transform="none" fo:color="#000000" loext:opacity="100%" style:font-name="Roboto" fo:font-size="10.5pt" fo:letter-spacing="normal" fo:font-style="normal" fo:font-weight="bold"/>
    </style:style>
    <style:style style:name="T9" style:family="text">
      <style:text-properties fo:font-variant="normal" fo:text-transform="none" fo:color="#000000" loext:opacity="100%" style:font-name="Roboto" fo:font-size="10.5pt" fo:letter-spacing="normal" fo:font-style="normal" fo:font-weight="normal"/>
    </style:style>
    <style:style style:name="T10" style:family="text">
      <style:text-properties fo:font-variant="normal" fo:text-transform="none" fo:color="#000000" loext:opacity="100%" style:font-name="monospace" fo:font-size="10.5pt" fo:letter-spacing="normal" fo:font-style="normal" fo:font-weight="normal" fo:background-color="#0c1633" loext:char-shading-value="0" loext:padding="0in" loext:border="none"/>
    </style:style>
    <style:style style:name="T11" style:family="text">
      <style:text-properties fo:font-variant="normal" fo:text-transform="none" fo:color="#000000" loext:opacity="100%" style:font-name="monospace" fo:letter-spacing="normal" fo:font-style="normal" fo:font-weight="normal" fo:background-color="#0c1633" loext:char-shading-value="0" loext:padding="0in" loext:border="none"/>
    </style:style>
    <style:style style:name="T12" style:family="text">
      <style:text-properties fo:font-variant="normal" fo:text-transform="none" fo:color="#000000" loext:opacity="100%" style:text-line-through-style="none" style:text-line-through-type="none" style:font-name="Roboto" fo:font-size="10.5pt" fo:letter-spacing="normal" fo:font-style="normal" style:text-underline-style="none" fo:font-weight="bold" style:text-blinking="false" fo:background-color="transparent" loext:char-shading-value="0"/>
    </style:style>
    <style:style style:name="T13" style:family="text">
      <style:text-properties fo:font-variant="normal" fo:text-transform="none" fo:color="#bf79db" loext:opacity="100%" style:font-name="monospace" fo:font-size="10.5pt" fo:letter-spacing="normal" fo:font-style="normal" fo:font-weight="normal" fo:background-color="#0c1633" loext:char-shading-value="0" loext:padding="0in" loext:border="none"/>
    </style:style>
    <style:style style:name="T14" style:family="text">
      <style:text-properties fo:font-variant="normal" fo:text-transform="none" fo:color="#ffffff" loext:opacity="100%" style:font-name="monospace" fo:font-size="10.5pt" fo:letter-spacing="normal" fo:font-style="normal" fo:font-weight="normal" fo:background-color="#0c1633" loext:char-shading-value="0" loext:padding="0in" loext:border="none"/>
    </style:style>
    <style:style style:name="T15" style:family="text">
      <style:text-properties fo:font-variant="normal" fo:text-transform="none" fo:color="#ffffff" loext:opacity="100%" fo:letter-spacing="normal" fo:background-color="#0c1633" loext:char-shading-value="0" loext:padding="0in" loext:border="none"/>
    </style:style>
    <style:style style:name="T16" style:family="text">
      <style:text-properties fo:font-variant="normal" fo:text-transform="none" fo:color="#f92672" loext:opacity="100%" style:font-name="monospace" fo:font-size="10.5pt" fo:letter-spacing="normal" fo:font-style="normal" fo:font-weight="bold" fo:background-color="#0c1633" loext:char-shading-value="0" loext:padding="0in" loext:border="none"/>
    </style:style>
    <style:style style:name="T17" style:family="text">
      <style:text-properties fo:font-variant="normal" fo:text-transform="none" fo:color="#f92672" loext:opacity="100%" style:font-name="monospace" fo:font-size="10.5pt" fo:letter-spacing="normal" fo:font-style="normal" fo:font-weight="normal" fo:background-color="#0c1633" loext:char-shading-value="0" loext:padding="0in" loext:border="none"/>
    </style:style>
    <style:style style:name="T18" style:family="text">
      <style:text-properties fo:font-variant="normal" fo:text-transform="none" fo:color="#a6e22e" loext:opacity="100%" style:font-name="monospace" fo:font-size="10.5pt" fo:letter-spacing="normal" fo:font-style="normal" fo:font-weight="bold" fo:background-color="#0c1633" loext:char-shading-value="0" loext:padding="0in" loext:border="none"/>
    </style:style>
    <style:style style:name="T19" style:family="text">
      <style:text-properties fo:font-variant="normal" fo:text-transform="none" fo:color="#a6e22e" loext:opacity="100%" style:font-name="monospace" fo:font-size="10.5pt" fo:letter-spacing="normal" fo:font-style="normal" fo:font-weight="normal" fo:background-color="#0c1633" loext:char-shading-value="0" loext:padding="0in" loext:border="none"/>
    </style:style>
    <style:style style:name="T20" style:family="text">
      <style:text-properties fo:font-variant="normal" fo:text-transform="none" fo:color="#dddddd" loext:opacity="100%" style:font-name="monospace" fo:font-size="10.5pt" fo:letter-spacing="normal" fo:font-style="normal" fo:font-weight="normal" fo:background-color="#0c1633" loext:char-shading-value="0" loext:padding="0in" loext:border="none"/>
    </style:style>
    <style:style style:name="T21" style:family="text">
      <style:text-properties fo:font-variant="normal" fo:text-transform="none" fo:color="#dddddd" loext:opacity="100%" style:font-name="monospace" fo:font-size="10.5pt" fo:letter-spacing="normal" fo:font-style="normal" fo:font-weight="bold" fo:background-color="#0c1633" loext:char-shading-value="0" loext:padding="0in" loext:border="none"/>
    </style:style>
    <style:style style:name="T22" style:family="text">
      <style:text-properties fo:font-variant="normal" fo:text-transform="none" fo:letter-spacing="normal"/>
    </style:style>
    <style:style style:name="T23" style:family="text">
      <style:text-properties fo:font-variant="normal" fo:text-transform="none" fo:color="#c9211e" loext:opacity="100%" style:font-name="monospace" fo:font-size="10.5pt" fo:letter-spacing="normal" fo:font-style="normal" fo:font-weight="normal" fo:background-color="#0c1633" loext:char-shading-value="0"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tos son los conceptos principales que debes entender antes de hacer un Hello World en Flask:</text:p>
      <text:list xml:id="list2927061948" text:style-name="L1">
        <text:list-item>
          <text:p text:style-name="P11"><text:span text:style-name="Strong_20_Emphasis"><text:span text:style-name="T4">virtualenv:</text:span></text:span><text:span text:style-name="T5"> es una herramienta para crear entornos aislados de Python.</text:span></text:p>
        </text:list-item>
        <text:list-item>
          <text:p text:style-name="P11"><text:span text:style-name="Strong_20_Emphasis"><text:span text:style-name="T4">pip:</text:span></text:span><text:span text:style-name="T5"> es el instalador de paquetes para Python.</text:span></text:p>
        </text:list-item>
        <text:list-item>
          <text:p text:style-name="P11"><text:span text:style-name="Strong_20_Emphasis"><text:span text:style-name="T4">requirements.txt:</text:span></text:span><text:span text:style-name="T5"> es el archivo en donde se colocará todas las dependencias a instalar en nuestra aplicación.</text:span></text:p>
        </text:list-item>
        <text:list-item>
          <text:p text:style-name="P11"><text:span text:style-name="Strong_20_Emphasis"><text:span text:style-name="T4">FLASK_APP:</text:span></text:span><text:span text:style-name="T5"> es la variable para identificar el archivo donde se encuentra la aplicación.</text:span></text:p>
        </text:list-item>
      </text:list>
      <text:p text:style-name="P8"/>
      <text:p text:style-name="P8"/>
      <text:p text:style-name="P8"/>
      <text:p text:style-name="P8">Comandos vistos en clase…</text:p>
      <text:p text:style-name="P1"><text:span text:style-name="Source_20_Text"><text:span text:style-name="T13">python3</text:span></text:span><text:span text:style-name="Source_20_Text"><text:span text:style-name="T14"> -m venv venv </text:span></text:span></text:p>
      <text:p text:style-name="P2">ESTE COMANDO NOS PERMITIRA CREAR UN ENTORNO VIRTUAL PARA TRABAJAR NUESTRO PROYECTO.</text:p>
      <text:p text:style-name="P1"><text:span text:style-name="Source_20_Text"><text:span text:style-name="T20">&lt;code&gt; </text:span></text:span><text:span text:style-name="Source_20_Text"><text:span text:style-name="T21">source</text:span></text:span><text:span text:style-name="Source_20_Text"><text:span text:style-name="T20"> venv/bin/activate</text:span></text:span></text:p>
      <text:p text:style-name="P2">ESTE COMANDO TE PERMITIRA ACTIVAR TU ENTORNO VIRTUAL.</text:p>
      <text:p text:style-name="P1"><text:span text:style-name="Source_20_Text"><text:span text:style-name="T18">&lt;code&gt;</text:span></text:span><text:span text:style-name="Source_20_Text"><text:span text:style-name="T14"> </text:span></text:span><text:span text:style-name="Source_20_Text"><text:span text:style-name="T13">deactivate</text:span></text:span></text:p>
      <text:p text:style-name="P2">ESTE COMANDO TE PERMITIRADESACTIVAR EL ENTORNO VIRTUAL, PARA VOLVERLO ACTIVAR SOLO REPITE EL COMANDO ANTERIOR.</text:p>
      <text:p text:style-name="P1"><text:span text:style-name="Source_20_Text"><text:span text:style-name="T18">&lt;code&gt;</text:span></text:span><text:span text:style-name="Source_20_Text"><text:span text:style-name="T14"> </text:span></text:span><text:span text:style-name="Source_20_Text"><text:span text:style-name="T13">pip</text:span></text:span><text:span text:style-name="Source_20_Text"><text:span text:style-name="T14"> install flask</text:span></text:span></text:p>
      <text:p text:style-name="P2">ESTE COMANDO TE PERMITIRA INSTALAR FLASK DENTRO DEL ENTORNO DE TRABAJO.</text:p>
      <text:p text:style-name="P1"><text:span text:style-name="Source_20_Text"><text:span text:style-name="T14">&lt;code&gt; pip </text:span></text:span><text:span text:style-name="Source_20_Text"><text:span text:style-name="T16">freeze</text:span></text:span></text:p>
      <text:p text:style-name="P2">ESTE COMANDO TE PERMITIRA VER LAS DEPENDECIAS QUE TIENE EL ENTORNO VIRTUAL.</text:p>
      <text:p text:style-name="P1"><text:span text:style-name="Source_20_Text"><text:span text:style-name="T18">&lt;code&gt;</text:span></text:span><text:span text:style-name="Source_20_Text"><text:span text:style-name="T14"> </text:span></text:span><text:span text:style-name="Source_20_Text"><text:span text:style-name="T13">pip</text:span></text:span><text:span text:style-name="Source_20_Text"><text:span text:style-name="T14"> install -r requirements.txt</text:span></text:span></text:p>
      <text:p text:style-name="P2">ESTE COMANDO TE PERMITIRA INSTALAR LAS DEPENDECIAS QUE TIENE EL ARCHIVO REQUIREMENTS.TXT.</text:p>
      <text:p text:style-name="P1"><text:span text:style-name="Source_20_Text"><text:span text:style-name="T10">&lt;code&gt; </text:span></text:span><text:span text:style-name="Source_20_Text"><text:span text:style-name="T23">export FLASK_APP=main.py </text:span></text:span></text:p>
      <text:p text:style-name="P2">ESTE COMANDO CREARA LA VARIABLE GLOBAL PARA EL ARRANQUE.</text:p>
      <text:p text:style-name="P1"><text:span text:style-name="Source_20_Text"><text:span text:style-name="T14">&lt;</text:span></text:span><text:span text:style-name="Source_20_Text"><text:span text:style-name="T19">code</text:span></text:span><text:span text:style-name="Source_20_Text"><text:span text:style-name="T14">&gt; flask </text:span></text:span><text:span text:style-name="Source_20_Text"><text:span text:style-name="T16">run</text:span></text:span><text:span text:style-name="Source_20_Text"><text:span text:style-name="T14"> </text:span></text:span></text:p>
      <text:p text:style-name="P8"/>
      <text:p text:style-name="Standard"/>
      <text:p text:style-name="Standard"/>
      <text:p text:style-name="Standard"/>
      <text:p text:style-name="Standard"><text:soft-page-break/></text:p>
      <text:p text:style-name="P9"><text:span text:style-name="Strong_20_Emphasis"><text:span text:style-name="T6">Debugging:</text:span></text:span><text:span text:style-name="T7"> es el proceso de identificar y corregir errores de programación.</text:span></text:p>
      <text:p text:style-name="P9"><text:span text:style-name="T7">Para activar el </text:span><text:span text:style-name="Emphasis"><text:span text:style-name="T7">debug mode</text:span></text:span><text:span text:style-name="T7"> escribir lo siguiente en la consola:</text:span></text:p>
      <text:p text:style-name="P1"><text:span text:style-name="Source_20_Text"><text:span text:style-name="T10">export FLASK_DEBUG=1</text:span></text:span></text:p>
      <text:p text:style-name="P1"><text:span text:style-name="Source_20_Text"><text:span text:style-name="T10">echo $FLASK_DEBUG</text:span></text:span></text:p>
      <text:p text:style-name="P5">Logging: es una grabación secuencial en un archivo o en una base de datos de todos los eventos que afectan a un proceso particular.</text:p>
      <text:p text:style-name="P5">Se utiliza en muchos casos distintos, para guardar información sobre la actividad de sistemas variados.</text:p>
      <text:p text:style-name="P5">Tal vez su uso más inmediato a nuestras actividades como desarrolladores web sería el logging de accesos al servidor web, que analizado da información del tráfico de nuestro sitio. Cualquier servidor web dispone de logs con los accesos, pero además, suelen disponer de otros logs, por ejemplo, de errores.</text:p>
      <text:p text:style-name="P5">Los sistemas operativos también suelen trabajar con logs, por ejemplo para guardar incidencias, errores, accesos de usuarios, etc.</text:p>
      <text:p text:style-name="P5">A través de el logs se puede encontrar información para detectar posibles problemas en caso de que no funcione algún sistema como debiera o se haya producido una incidencia de seguridad.</text:p>
      <text:p text:style-name="Standard"/>
      <text:p text:style-name="Standard"/>
      <text:p text:style-name="P9"><text:span text:style-name="Strong_20_Emphasis"><text:span text:style-name="T6">Request-Response:</text:span></text:span><text:span text:style-name="T7"> es uno de los métodos básicos que usan las computadoras para comunicarse entre sí, en el que la primera computadora envía una solicitud de algunos datos y la segunda responde a la solicitud.</text:span></text:p>
      <text:p text:style-name="P5">Por lo general, hay una serie de intercambios de este tipo hasta que se envía el mensaje completo.</text:p>
      <text:p text:style-name="P9"><text:span text:style-name="Strong_20_Emphasis"><text:span text:style-name="T6">Por ejemplo:</text:span></text:span><text:span text:style-name="T7"> navegar por una página web es un ejemplo de comunicación de </text:span><text:span text:style-name="Emphasis"><text:span text:style-name="T7">request-response</text:span></text:span><text:span text:style-name="T7">.</text:span></text:p>
      <text:p text:style-name="P9"><text:span text:style-name="Emphasis"><text:span text:style-name="T7">Request-response</text:span></text:span><text:span text:style-name="T7"> se puede ver como una llamada telefónica, en la que se llama a alguien y responde a la llamada; es decir hacemos una petición y recibimos una respuesta.</text:span></text:p>
      <text:p text:style-name="P5"/>
      <text:p text:style-name="P5"><text:soft-page-break/></text:p>
      <text:p text:style-name="P5"/>
      <text:p text:style-name="P9"><text:span text:style-name="Strong_20_Emphasis"><text:span text:style-name="T8">Templates con Jinja 2</text:span></text:span></text:p>
      <text:p text:style-name="P7">Un templeate -&gt; archivo de HTML -&gt; renderiza informacion: Estatica o DInamica -&gt; por variables -&gt; luego nos muestra en el navegador</text:p>
      <text:p text:style-name="P10"><text:span text:style-name="T9">Para renderizar un template/plantilla creada con Jinja2 simplemente hay que hacer uso del método </text:span><text:span text:style-name="Strong_20_Emphasis"><text:span text:style-name="T8">render_template</text:span></text:span><text:span text:style-name="T9">.</text:span></text:p>
      <text:p text:style-name="P7">A este método debemos pasarle el nombre de nuestra template y las variables necesarias para su renderizado como parámetros clave-valor.</text:p>
      <text:p text:style-name="P10"><text:span text:style-name="T9">Flask buscará las plantillas en el directorio </text:span><text:span text:style-name="Strong_20_Emphasis"><text:span text:style-name="T8">templates</text:span></text:span><text:span text:style-name="T9"> de nuestro proyecto. En el sistema de ficheros, este directorio se debe encontrar en el mismo nivel en el que hayamos definido nuestra aplicación. En nuestro caso, la aplicación se encuentra en el fichero </text:span><text:a xlink:type="simple" xlink:href="http://hello.py/" office:target-frame-name="_blank" xlink:show="new" text:style-name="Internet_20_link" text:visited-style-name="Visited_20_Internet_20_Link"><text:span text:style-name="Strong_20_Emphasis"><text:span text:style-name="T12">hello.py</text:span></text:span></text:a><text:span text:style-name="T9">.</text:span></text:p>
      <text:p text:style-name="P5"/>
      <text:p text:style-name="P4"><text:span text:style-name="Strong_20_Emphasis"><text:span text:style-name="T1">Macro:</text:span></text:span><text:span text:style-name="T2"> son un conjunto de comandos que se invocan con una palabra clave, opcionalmente seguidas de parámetros que se utilizan como código literal. Los Macros son manejados por el compilador y no por el ejecutable compilado.</text:span></text:p>
      <text:p text:style-name="P5">Los macros facilitan la actualización y mantenimiento de las aplicaciones debido a que su re-utilización minimiza la cantidad de código escrito necesario para escribir un programa.</text:p>
      <text:p text:style-name="P9"><text:span text:style-name="T7">En este ejemplo nuestra </text:span><text:span text:style-name="Emphasis"><text:span text:style-name="T7">macro</text:span></text:span><text:span text:style-name="T7"> se vería de la siguiente manera:</text:span></text:p>
      <text:p text:style-name="P1"><text:span text:style-name="Source_20_Text"><text:span text:style-name="T19">{% </text:span></text:span><text:span text:style-name="Source_20_Text"><text:span text:style-name="T16">macro</text:span></text:span><text:span text:style-name="Source_20_Text"><text:span text:style-name="T19"> nav_link(endpoint, text) %}</text:span></text:span></text:p>
      <text:p text:style-name="P1"><text:span text:style-name="Source_20_Text"><text:span text:style-name="T15"><text:s text:c="4"/></text:span></text:span><text:span text:style-name="Source_20_Text"><text:span text:style-name="T19">{% </text:span></text:span><text:span text:style-name="Source_20_Text"><text:span text:style-name="T16">if</text:span></text:span><text:span text:style-name="Source_20_Text"><text:span text:style-name="T19"> request.endpoint.endswith(endpoint) %}</text:span></text:span></text:p>
      <text:p text:style-name="P1"><text:span text:style-name="Source_20_Text"><text:span text:style-name="T15"><text:s text:c="8"/></text:span></text:span><text:span text:style-name="Source_20_Text"><text:span text:style-name="T17">&lt;li class=</text:span></text:span><text:span text:style-name="Source_20_Text"><text:span text:style-name="T19">"active"</text:span></text:span><text:span text:style-name="Source_20_Text"><text:span text:style-name="T17">&gt;&lt;a href=</text:span></text:span><text:span text:style-name="Source_20_Text"><text:span text:style-name="T19">"{{ url_for(endpoint) }}"</text:span></text:span><text:span text:style-name="Source_20_Text"><text:span text:style-name="T17">&gt;</text:span></text:span><text:span text:style-name="Source_20_Text"><text:span text:style-name="T19">{{text}}</text:span></text:span><text:span text:style-name="Source_20_Text"><text:span text:style-name="T17">a</text:span></text:span><text:span text:style-name="Source_20_Text"><text:span text:style-name="T14">&gt;</text:span></text:span><text:span text:style-name="Source_20_Text"><text:span text:style-name="T17">li</text:span></text:span><text:span text:style-name="Source_20_Text"><text:span text:style-name="T14">&gt;</text:span></text:span></text:p>
      <text:p text:style-name="P1"><text:span text:style-name="Source_20_Text"><text:span text:style-name="T15"><text:s text:c="4"/></text:span></text:span><text:span text:style-name="Source_20_Text"><text:span text:style-name="T19">{% </text:span></text:span><text:span text:style-name="Source_20_Text"><text:span text:style-name="T17">else</text:span></text:span><text:span text:style-name="Source_20_Text"><text:span text:style-name="T19"> %}</text:span></text:span></text:p>
      <text:p text:style-name="P1"><text:span text:style-name="Source_20_Text"><text:span text:style-name="T15"><text:s text:c="8"/></text:span></text:span><text:span text:style-name="Source_20_Text"><text:span text:style-name="T17">&lt;li&gt;&lt;a href=</text:span></text:span><text:span text:style-name="Source_20_Text"><text:span text:style-name="T19">"{{ url_for(endpoint) }}"</text:span></text:span><text:span text:style-name="Source_20_Text"><text:span text:style-name="T17">&gt;</text:span></text:span><text:span text:style-name="Source_20_Text"><text:span text:style-name="T19">{{text}}</text:span></text:span><text:span text:style-name="Source_20_Text"><text:span text:style-name="T17">a</text:span></text:span><text:span text:style-name="Source_20_Text"><text:span text:style-name="T14">&gt;</text:span></text:span><text:span text:style-name="Source_20_Text"><text:span text:style-name="T17">li</text:span></text:span><text:span text:style-name="Source_20_Text"><text:span text:style-name="T14">&gt;</text:span></text:span></text:p>
      <text:p text:style-name="P1"><text:span text:style-name="Source_20_Text"><text:span text:style-name="T15"><text:s text:c="4"/></text:span></text:span><text:span text:style-name="Source_20_Text"><text:span text:style-name="T19">{% </text:span></text:span><text:span text:style-name="Source_20_Text"><text:span text:style-name="T16">endif</text:span></text:span><text:span text:style-name="Source_20_Text"><text:span text:style-name="T19"> %}</text:span></text:span></text:p>
      <text:p text:style-name="P1"><text:span text:style-name="Source_20_Text"><text:span text:style-name="T19">{% </text:span></text:span><text:span text:style-name="Source_20_Text"><text:span text:style-name="T16">endmacro</text:span></text:span><text:span text:style-name="Source_20_Text"><text:span text:style-name="T19"> %}</text:span></text:span></text:p>
      <text:p text:style-name="P5">Un ejemplo de uso de macros en Flask:</text:p>
      <text:p text:style-name="P1"><text:span text:style-name="Source_20_Text"><text:span text:style-name="T19">{% </text:span></text:span><text:span text:style-name="Source_20_Text"><text:span text:style-name="T17">from</text:span></text:span><text:span text:style-name="Source_20_Text"><text:span text:style-name="T19"> "macros.html" import nav_link with context %}</text:span></text:span></text:p>
      <text:p text:style-name="P1"/>
      <text:p text:style-name="P1"><text:span text:style-name="Source_20_Text"><text:span text:style-name="T17">&lt;html lang=</text:span></text:span><text:span text:style-name="Source_20_Text"><text:span text:style-name="T19">"en"</text:span></text:span><text:span text:style-name="Source_20_Text"><text:span text:style-name="T17">&gt;</text:span></text:span></text:p>
      <text:p text:style-name="P1"><text:span text:style-name="Source_20_Text"><text:span text:style-name="T15"><text:s text:c="4"/></text:span></text:span><text:span text:style-name="Source_20_Text"><text:span text:style-name="T17">&lt;head&gt;</text:span></text:span></text:p>
      <text:p text:style-name="P1"><text:span text:style-name="Source_20_Text"><text:span text:style-name="T15"><text:s text:c="4"/></text:span></text:span><text:span text:style-name="Source_20_Text"><text:span text:style-name="T19">{% </text:span></text:span><text:span text:style-name="Source_20_Text"><text:span text:style-name="T17">block</text:span></text:span><text:span text:style-name="Source_20_Text"><text:span text:style-name="T19"> head %}</text:span></text:span></text:p>
      <text:p text:style-name="P1"><text:span text:style-name="Source_20_Text"><text:span text:style-name="T15"><text:s text:c="8"/></text:span></text:span><text:span text:style-name="Source_20_Text"><text:span text:style-name="T17">&lt;title&gt;</text:span></text:span><text:span text:style-name="Source_20_Text"><text:span text:style-name="T14">My application</text:span></text:span><text:span text:style-name="Source_20_Text"><text:span text:style-name="T17">title</text:span></text:span><text:span text:style-name="Source_20_Text"><text:span text:style-name="T14">&gt;</text:span></text:span></text:p>
      <text:p text:style-name="P1"><text:span text:style-name="Source_20_Text"><text:span text:style-name="T15"><text:s text:c="4"/></text:span></text:span><text:span text:style-name="Source_20_Text"><text:span text:style-name="T19">{% </text:span></text:span><text:span text:style-name="Source_20_Text"><text:span text:style-name="T17">endblock</text:span></text:span><text:span text:style-name="Source_20_Text"><text:span text:style-name="T19"> %}</text:span></text:span></text:p>
      <text:p text:style-name="P1"><text:span text:style-name="Source_20_Text"><text:span text:style-name="T15"><text:s text:c="4"/></text:span></text:span><text:span text:style-name="Source_20_Text"><text:span text:style-name="T17">head</text:span></text:span><text:span text:style-name="Source_20_Text"><text:span text:style-name="T14">&gt;</text:span></text:span></text:p>
      <text:p text:style-name="P1"><text:span text:style-name="Source_20_Text"><text:span text:style-name="T15"><text:s text:c="4"/></text:span></text:span><text:span text:style-name="Source_20_Text"><text:span text:style-name="T17">&lt;body&gt;</text:span></text:span></text:p>
      <text:p text:style-name="P1"><text:span text:style-name="Source_20_Text"><text:span text:style-name="T15"><text:s text:c="8"/></text:span></text:span><text:span text:style-name="Source_20_Text"><text:span text:style-name="T17">&lt;ul class=</text:span></text:span><text:span text:style-name="Source_20_Text"><text:span text:style-name="T19">"nav-list"</text:span></text:span><text:span text:style-name="Source_20_Text"><text:span text:style-name="T17">&gt;</text:span></text:span></text:p>
      <text:p text:style-name="P1"><text:span text:style-name="Source_20_Text"><text:span text:style-name="T15"><text:s text:c="12"/></text:span></text:span><text:span text:style-name="Source_20_Text"><text:span text:style-name="T19">{{ nav_link('home', 'Home') }}</text:span></text:span></text:p>
      <text:p text:style-name="P1"><text:span text:style-name="Source_20_Text"><text:span text:style-name="T15"><text:s text:c="12"/></text:span></text:span><text:span text:style-name="Source_20_Text"><text:span text:style-name="T19">{{ nav_link('about', 'About') }}</text:span></text:span></text:p>
      <text:p text:style-name="P1"><text:soft-page-break/><text:span text:style-name="Source_20_Text"><text:span text:style-name="T15"><text:s text:c="12"/></text:span></text:span><text:span text:style-name="Source_20_Text"><text:span text:style-name="T19">{{ nav_link('contact', 'Get in touch') }}</text:span></text:span></text:p>
      <text:p text:style-name="P1"><text:span text:style-name="Source_20_Text"><text:span text:style-name="T15"><text:s text:c="8"/></text:span></text:span><text:span text:style-name="Source_20_Text"><text:span text:style-name="T17">ul</text:span></text:span><text:span text:style-name="Source_20_Text"><text:span text:style-name="T14">&gt;</text:span></text:span></text:p>
      <text:p text:style-name="P1"><text:span text:style-name="Source_20_Text"><text:span text:style-name="T15"><text:s text:c="4"/></text:span></text:span><text:span text:style-name="Source_20_Text"><text:span text:style-name="T19">{% </text:span></text:span><text:span text:style-name="Source_20_Text"><text:span text:style-name="T17">block</text:span></text:span><text:span text:style-name="Source_20_Text"><text:span text:style-name="T19"> body %}</text:span></text:span></text:p>
      <text:p text:style-name="P1"><text:span text:style-name="Source_20_Text"><text:span text:style-name="T15"><text:s text:c="4"/></text:span></text:span><text:span text:style-name="Source_20_Text"><text:span text:style-name="T19">{% </text:span></text:span><text:span text:style-name="Source_20_Text"><text:span text:style-name="T17">endblock</text:span></text:span><text:span text:style-name="Source_20_Text"><text:span text:style-name="T19"> %}</text:span></text:span></text:p>
      <text:p text:style-name="P1"><text:span text:style-name="Source_20_Text"><text:span text:style-name="T15"><text:s text:c="4"/></text:span></text:span><text:span text:style-name="Source_20_Text"><text:span text:style-name="T17">body</text:span></text:span><text:span text:style-name="Source_20_Text"><text:span text:style-name="T14">&gt;</text:span></text:span></text:p>
      <text:p text:style-name="P1"><text:span text:style-name="Source_20_Text"><text:span text:style-name="T17">html</text:span></text:span><text:span text:style-name="Source_20_Text"><text:span text:style-name="T14">&gt;</text:span></text:span></text:p>
      <text:p text:style-name="P9"><text:span text:style-name="T7">Como podemos observar en la primera línea estamos llamando a </text:span><text:span text:style-name="Emphasis"><text:span text:style-name="T7">macros.html</text:span></text:span><text:span text:style-name="T7"> que contiene todos nuestros </text:span><text:span text:style-name="Emphasis"><text:span text:style-name="T7">macros</text:span></text:span><text:span text:style-name="T7">, pero queremos uno en específico así que escribimos </text:span><text:span text:style-name="Source_20_Text"><text:span text:style-name="T11">import nav_link</text:span></text:span><text:span text:style-name="T7"> para traer el </text:span><text:span text:style-name="Emphasis"><text:span text:style-name="T7">macro</text:span></text:span><text:span text:style-name="T7"> deseado y lo renderizamos de esta manera en nuestro menú </text:span><text:span text:style-name="Source_20_Text"><text:span text:style-name="T11">{{ nav_link('home', 'Home') }}</text:span></text:span><text:span text:style-name="T7">.</text:span></text:p>
      <text:p text:style-name="P3"/>
      <text:p text:style-name="P3"/>
      <text:h text:style-name="P6" text:outline-level="3">Códigos de error:</text:h>
      <text:p text:style-name="P9"><text:span text:style-name="Strong_20_Emphasis"><text:span text:style-name="T6">100:</text:span></text:span><text:span text:style-name="T7"> no son errores sino mensajes informativos. Como usuario nunca los verás, sino que entre bambalinas indica que la petición se ha recibido y se continúa el proceso.</text:span></text:p>
      <text:p text:style-name="P9"><text:span text:style-name="Strong_20_Emphasis"><text:span text:style-name="T6">200:</text:span></text:span><text:span text:style-name="T7"> estos códigos también indican que todo ha ido correctamente. La petición se ha recibido, se ha procesado y se ha devuelto satisfactoriamente. Por tanto, nunca los verás en tu navegador, pues significan que todo ha ido bien.</text:span></text:p>
      <text:p text:style-name="P9"><text:span text:style-name="Strong_20_Emphasis"><text:span text:style-name="T6">300:</text:span></text:span><text:span text:style-name="T7"> están relacionados con redirecciones. Los servidores usan estos códigos para indicar al navegador que la página o recurso que han pedido se ha movido de sitio. Como usuario, no verás estos códigos, aunque gracias a ellos una página te podría redirigir automáticamente a otra.</text:span></text:p>
      <text:p text:style-name="P9"><text:span text:style-name="Strong_20_Emphasis"><text:span text:style-name="T6">400:</text:span></text:span><text:span text:style-name="T7"> corresponden a errores del cliente y con frecuencia sí los verás. Es el caso del conocido error 404, que aparece cuando la página que has intentado buscar no existe. Es, por tanto, un error del cliente (la dirección web estaba mal).</text:span></text:p>
      <text:p text:style-name="P9"><text:span text:style-name="Strong_20_Emphasis"><text:span text:style-name="T6">500:</text:span></text:span><text:span text:style-name="T7"> mientras que los códigos de estado 400 implican errores por parte del cliente (es decir, de parte tuya, tu navegador o tu conexión), los errores 500 son errores desde la parte del servidor. Es posible que el servidor tenga algún problema temporal y no hay mucho que puedas hacer salvo probar de nuevo más tarde.</text:span></text:p>
      <text:p text:style-name="P3"/>
      <text:p text:style-name="P3"><text:soft-page-break/></text:p>
      <text:p text:style-name="P3"><text:span text:style-name="Strong_20_Emphasis"><text:span text:style-name="T3">Framework:</text:span></text:span><text:span text:style-name="T22"> </text:span><text:span text:style-name="T3">es un conjunto estandarizado de conceptos, prácticas y criterios para enfocar un tipo de problemática particular que sirve como referencia, para enfrentar y resolver nuevos problemas de índole simil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21:19:08.254706406</meta:creation-date>
    <dc:date>2022-09-25T18:49:13.484933550</dc:date>
    <meta:editing-duration>PT1H10M</meta:editing-duration>
    <meta:editing-cycles>5</meta:editing-cycles>
    <meta:generator>LibreOffice/7.3.6.2$Linux_X86_64 LibreOffice_project/30$Build-2</meta:generator>
    <meta:document-statistic meta:table-count="0" meta:image-count="0" meta:object-count="0" meta:page-count="5" meta:paragraph-count="75" meta:word-count="981" meta:character-count="6339" meta:non-whitespace-character-count="5314"/>
  </office:meta>
</office:document-meta>
</file>